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c5f6" officeooo:paragraph-rsid="000bc5f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bc5f6" officeooo:paragraph-rsid="000bc5f6" style:font-size-asian="14pt" style:font-weight-asian="bold" style:font-size-complex="14pt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3pt" fo:font-weight="normal" officeooo:rsid="000bc5f6" officeooo:paragraph-rsid="000bc5f6" style:font-size-asian="13pt" style:font-weight-asian="normal" style:font-size-complex="13pt" style:font-weight-complex="normal"/>
    </style:style>
    <style:style style:name="P4" style:family="paragraph" style:parent-style-name="Text_20_body" style:list-style-name="L4">
      <style:paragraph-properties fo:text-align="start" style:justify-single-word="false"/>
      <style:text-properties fo:font-size="13pt" fo:font-weight="normal" officeooo:rsid="000bc5f6" officeooo:paragraph-rsid="000bc5f6" style:font-size-asian="13pt" style:font-weight-asian="normal" style:font-size-complex="13pt" style:font-weight-complex="normal"/>
    </style:style>
    <style:style style:name="P5" style:family="paragraph" style:parent-style-name="Text_20_body">
      <style:text-properties fo:font-size="13pt" style:font-size-asian="13pt" style:font-size-complex="13pt"/>
    </style:style>
    <style:style style:name="P6" style:family="paragraph" style:parent-style-name="Text_20_body" style:list-style-name="L4">
      <style:paragraph-properties fo:text-align="start" style:justify-single-word="false"/>
      <style:text-properties fo:font-size="13pt" officeooo:paragraph-rsid="000da56c" style:font-size-asian="13pt" style:font-size-complex="13pt"/>
    </style:style>
    <style:style style:name="T1" style:family="text">
      <style:text-properties officeooo:rsid="000da56c"/>
    </style:style>
    <style:style style:name="T2" style:family="text">
      <style:text-properties fo:font-size="14pt" fo:font-weight="normal" officeooo:rsid="000da56c" style:font-size-asian="14pt" style:font-weight-asian="normal" style:font-size-complex="14pt" style:font-weight-complex="normal"/>
    </style:style>
    <style:style style:name="T3" style:family="text">
      <style:text-properties fo:font-weight="normal" officeooo:rsid="000da56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a56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8cm" fo:text-indent="-0.635cm" fo:margin-left="2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3cm" fo:text-indent="-0.635cm" fo:margin-left="3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8cm" fo:text-indent="-0.635cm" fo:margin-left="4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3cm" fo:text-indent="-0.635cm" fo:margin-left="4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8cm" fo:text-indent="-0.635cm" fo:margin-left="5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3cm" fo:text-indent="-0.635cm" fo:margin-left="5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8cm" fo:text-indent="-0.635cm" fo:margin-left="6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3cm" fo:text-indent="-0.635cm" fo:margin-left="7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8cm" fo:text-indent="-0.635cm" fo:margin-left="7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3cm" fo:text-indent="-0.635cm" fo:margin-left="8.48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owser Rendering Working</text:p>
      <text:p text:style-name="P2"/>
      <text:p text:style-name="P2">Summary:</text:p>
      <text:p text:style-name="P2"/>
      <text:list xml:id="list1199564940" text:style-name="L4">
        <text:list-item>
          <text:p text:style-name="P3">It’s explain, in very simple terms, the steps your browser takes to convert HTML, CSS, and JavaScript into a working website you can interact with.</text:p>
        </text:list-item>
        <text:list-item>
          <text:p text:style-name="P3">Knowing the process your browser takes to bring websites to life will empower you to optimize your web applications for faster speed and performance.</text:p>
        </text:list-item>
        <text:list-item>
          <text:p text:style-name="P3"><text:span text:style-name="T4">DOM</text:span>(Document Object Model) is first the raw inputs converted into characters of <text:span text:style-name="T1">code </text:span>you <text:span text:style-name="T1">have</text:span> written.<text:span text:style-name="T1">this conversion in done based on the character encoding of HTML file.</text:span></text:p>
        </text:list-item>
        <text:list-item>
          <text:p text:style-name="P4">These characters are further parsed into something called tokens.</text:p>
        </text:list-item>
        <text:list-item>
          <text:p text:style-name="P6"><text:span text:style-name="T5">CSSOM</text:span><text:span text:style-name="T3">(CSS Object Model) it’s CSS tree structrue.</text:span>The cascade is how the browser determines what styles are applied to an element. Because styles affecting an element may come from a parent element (i.e., via inheritance), or have been set on the element themselves, the CSSOM tree structure becomes important.</text:p>
        </text:list-item>
        <text:list-item>
          <text:p text:style-name="P6">The <text:span text:style-name="T5">R</text:span><text:span text:style-name="T4">ender</text:span> tree contains information on all visible DOM content on the page and all the required CSSOM information for the different nodes.</text:p>
        </text:list-item>
      </text:list>
      <text:p text:style-name="P5"><text:s text:c="4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5:27:48.514191095</meta:creation-date>
    <dc:date>2021-11-19T15:51:57.195738695</dc:date>
    <meta:editing-duration>PT2M17S</meta:editing-duration>
    <meta:editing-cycles>1</meta:editing-cycles>
    <meta:document-statistic meta:table-count="0" meta:image-count="0" meta:object-count="0" meta:page-count="1" meta:paragraph-count="9" meta:word-count="166" meta:character-count="1064" meta:non-whitespace-character-count="866"/>
    <meta:generator>LibreOffice/6.4.7.2$Linux_X86_64 LibreOffice_project/40$Build-2</meta:generator>
  </office:meta>
</office:document-meta>
</file>